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ebfa"/>
    </style:style>
    <style:style style:name="P2" style:family="paragraph" style:parent-style-name="Standard">
      <style:text-properties officeooo:paragraph-rsid="001febfa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1febfa" style:font-size-asian="12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  <style:tab-stop style:position="4.531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  <style:text-properties fo:color="#000000" loext:opacity="100%" style:font-name="TimesNewRomanPSMT" fo:font-size="11pt" fo:font-weight="normal" style:font-size-asian="11pt" style:font-weight-asian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2.02cm"/>
          <style:tab-stop style:position="4.531cm"/>
        </style:tab-stops>
      </style:paragraph-properties>
      <style:text-properties fo:color="#000000" loext:opacity="100%" style:font-name="TimesNewRomanPSMT" fo:font-size="10pt" fo:font-weight="bold" style:font-size-asian="10pt" style:font-weight-asian="bold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febfa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febfa"/>
    </style:style>
    <style:style style:name="P20" style:family="paragraph" style:parent-style-name="Standard">
      <style:paragraph-properties fo:margin-left="0.734cm" fo:margin-right="0cm" fo:text-indent="-0.736cm" style:auto-text-indent="false">
        <style:tab-stops>
          <style:tab-stop style:position="0cm"/>
        </style:tab-stops>
      </style:paragraph-properties>
      <style:text-properties officeooo:paragraph-rsid="001febfa"/>
    </style:style>
    <style:style style:name="P21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 fo:font-size="12pt" style:font-size-asian="12pt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/>
    </style:style>
    <style:style style:name="T2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4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loext:opacity="100%" style:font-name="TimesNewRomanPSMT" fo:font-size="11pt" fo:font-weight="normal" style:font-size-asian="11pt" style:font-weight-asian="normal"/>
    </style:style>
    <style:style style:name="T6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7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4">Dichiarazione sostitutiva di certificazione </text:p>
      <text:p text:style-name="P9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9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4">consapevole delle sanzioni penali, nel caso di dichiarazioni non veritiere, di formazione o uso di atti falsi, richiamate dall'art.76 del D.P.R. 445 del 28 Dicembre 2000</text:p>
      <text:p text:style-name="P4"/>
      <text:p text:style-name="P9">DICHIARO</text:p>
      <text:p text:style-name="P10"/>
      <text:p text:style-name="P17"><text:span text:style-name="T3">1. <text:s text:c="2"/>di essere disoccupat</text:span><text:span text:style-name="T8">{%= @oa %}</text:span></text:p>
      <text:p text:style-name="P17"><text:span text:style-name="T3">2. <text:s text:c="2"/>di essere pensionat</text:span><text:span text:style-name="T8">{%= @oa %}</text:span><text:span text:style-name="T3">, categoria <text:s text:c="2"/>. . . . . . . . . . . <text:s text:c="2"/>pensione n° . . . . . . . . . . . . . .</text:span></text:p>
      <text:p text:style-name="P20"><text:span text:style-name="T3">3. <text:s text:c="2"/>di essere studente, iscritt</text:span><text:span text:style-name="T8">{%= @oa %}</text:span><text:span text:style-name="T3"> presso l’istituto . . . . . . . . . . . . . . . . . . . . . . . . . . . . . in <text:s/>. . . . . . . . . . . . . . . . . . . . . . . . . . . . . . . . . . . .</text:span></text:p>
      <text:p text:style-name="P3">4. <text:s text:c="2"/>di essere casalinga</text:p>
      <text:p text:style-name="P3">5. <text:s text:c="2"/>di essere in possesso dei seguenti titoli di qualificazione tecnica:</text:p>
      <text:p text:style-name="P15"><text:tab/></text:p>
      <text:p text:style-name="P18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13"/>
      <text:p text:style-name="P18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6"/>
      <text:p text:style-name="P7"/>
      <text:p text:style-name="P5"><text:span text:style-name="T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21"/>
      <text:p text:style-name="P3"/>
      <text:p text:style-name="P17"><text:span text:style-name="T4">……………………………, <text:s/></text:span><text:span text:style-name="T8">li <text:s/>{%= @data %}</text:span></text:p>
      <text:p text:style-name="P16"><text:span text:style-name="T3"><text:s text:c="18"/></text:span><text:span text:style-name="T6">(luogo)</text:span></text:p>
      <text:p text:style-name="P8"><text:tab/>………………………………</text:p>
      <text:p text:style-name="P11"/>
      <text:p text:style-name="P11"><text:tab/>(firma non autenticata)</text:p>
      <text:p text:style-name="P7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cycles>3</meta:editing-cycles>
    <meta:editing-duration>PT19S</meta:editing-duration>
    <dc:date>2020-11-12T21:00:31.886000000</dc:date>
    <meta:document-statistic meta:table-count="0" meta:image-count="0" meta:object-count="0" meta:page-count="1" meta:paragraph-count="21" meta:word-count="446" meta:character-count="2138" meta:non-whitespace-character-count="1666"/>
  </office:meta>
</office:document-meta>
</file>